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8000003006FEE59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color="#ff00cc" draw:fill="solid" draw:fill-color="#ff66cc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06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461cm" fo:padding-top="0cm" fo:padding-bottom="0cm" fo:padding-left="0cm" fo:padding-right="0cm"/>
    </style:style>
    <style:style style:name="gr6" style:family="graphic" style:parent-style-name="standard">
      <style:graphic-properties draw:stroke="solid" svg:stroke-color="#ff66cc" draw:fill="solid" draw:fill-color="#ff66cc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2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0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6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1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0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9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12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22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81cm" fo:padding-top="0cm" fo:padding-bottom="0cm" fo:padding-left="0cm" fo:padding-right="0cm"/>
    </style:style>
    <style:style style:name="gr16" style:family="graphic" style:parent-style-name="standard">
      <style:graphic-properties draw:stroke="solid" svg:stroke-color="#99ff66" draw:fill="solid" draw:fill-color="#99ff66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7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4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0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3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5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9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2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8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4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49cm" fo:padding-top="0cm" fo:padding-bottom="0cm" fo:padding-left="0cm" fo:padding-right="0cm"/>
    </style:style>
    <style:style style:name="gr30" style:family="graphic" style:parent-style-name="standard">
      <style:graphic-properties draw:stroke="solid" svg:stroke-color="#ffff00" draw:fill="solid" draw:fill-color="#ffff00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3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7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6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2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31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03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285cm" fo:padding-top="0cm" fo:padding-bottom="0cm" fo:padding-left="0cm" fo:padding-right="0cm"/>
    </style:style>
    <style:style style:name="gr38" style:family="graphic" style:parent-style-name="standard">
      <style:graphic-properties draw:stroke="solid" svg:stroke-color="#ff9900" draw:fill="solid" draw:fill-color="#ff9900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9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79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5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1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9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5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3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8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3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2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88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1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4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41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60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1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01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74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14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9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ans2" fo:font-size="14pt" style:font-size-asian="14pt" style:font-name-complex="Liberation Sans2" style:font-size-complex="14pt"/>
    </style:style>
    <style:style style:name="T2" style:family="text">
      <style:text-properties fo:color="#000000" style:font-name="Liberation Sans2" fo:font-size="13pt" fo:font-weight="bold" style:font-size-asian="13pt" style:font-name-complex="Liberation Sans2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9.7cm" svg:height="20.997cm" svg:x="0cm" svg:y="0cm" svg:viewBox="0 0 29701 20998" draw:points="0,0 29701,0 29701,20998 0,20998">
          <text:p/>
        </draw:polygon>
        <draw:frame draw:style-name="gr2" draw:layer="layout" svg:width="29.7cm" svg:height="21cm" svg:x="0cm" svg:y="-0.004cm">
          <draw:image xlink:href="Pictures/1000000000000428000003006FEE591C.jpg" xlink:type="simple" xlink:show="embed" xlink:actuate="onLoad">
            <text:p/>
          </draw:image>
        </draw:frame>
        <draw:polygon draw:style-name="gr3" draw:layer="layout" svg:width="4.202cm" svg:height="1.397cm" svg:x="10.47cm" svg:y="2.201cm" svg:viewBox="0 0 4203 1398" draw:points="2104,1398 0,1398 0,0 4203,0 4203,1398">
          <text:p/>
        </draw:polygon>
        <draw:polygon draw:style-name="gr3" draw:layer="layout" svg:width="4.198cm" svg:height="1.397cm" svg:x="14.901cm" svg:y="2.201cm" svg:viewBox="0 0 4199 1398" draw:points="2099,1398 0,1398 0,0 4199,0 4199,1398">
          <text:p/>
        </draw:polygon>
        <draw:frame draw:style-name="gr4" draw:layer="layout" svg:width="1.323cm" svg:height="0.556cm" svg:x="11.913cm" svg:y="2.625cm">
          <draw:text-box>
            <text:p text:style-name="P1"><text:span text:style-name="T1">Teens</text:span></text:p>
          </draw:text-box>
        </draw:frame>
        <draw:polygon draw:style-name="gr3" draw:layer="layout" svg:width="4.202cm" svg:height="1.397cm" svg:x="6.099cm" svg:y="2.201cm" svg:viewBox="0 0 4203 1398" draw:points="2100,1398 0,1398 0,0 4203,0 4203,1398">
          <text:p/>
        </draw:polygon>
        <draw:frame draw:style-name="gr5" draw:layer="layout" svg:width="1.717cm" svg:height="0.556cm" svg:x="16.143cm" svg:y="2.625cm">
          <draw:text-box>
            <text:p text:style-name="P1"><text:span text:style-name="T1">Doctors</text:span></text:p>
          </draw:text-box>
        </draw:frame>
        <draw:polygon draw:style-name="gr6" draw:layer="layout" svg:width="4.198cm" svg:height="1.397cm" svg:x="1.7cm" svg:y="2.201cm" svg:viewBox="0 0 4199 1398" draw:points="2100,1398 0,1398 0,0 4199,0 4199,1398">
          <text:p/>
        </draw:polygon>
        <draw:frame draw:style-name="gr7" draw:layer="layout" svg:width="2.068cm" svg:height="0.556cm" svg:x="7.168cm" svg:y="2.625cm">
          <draw:text-box>
            <text:p text:style-name="P1"><text:span text:style-name="T1">Mangers </text:span></text:p>
          </draw:text-box>
        </draw:frame>
        <draw:polygon draw:style-name="gr3" draw:layer="layout" svg:width="4.198cm" svg:height="1.397cm" svg:x="19.3cm" svg:y="2.201cm" svg:viewBox="0 0 4199 1398" draw:points="2099,1398 0,1398 0,0 4199,0 4199,1398">
          <text:p/>
        </draw:polygon>
        <draw:frame draw:style-name="gr8" draw:layer="layout" svg:width="1.962cm" svg:height="0.556cm" svg:x="2.818cm" svg:y="2.625cm">
          <draw:text-box>
            <text:p text:style-name="P1"><text:span text:style-name="T1">Students</text:span></text:p>
          </draw:text-box>
        </draw:frame>
        <draw:polygon draw:style-name="gr3" draw:layer="layout" svg:width="4.202cm" svg:height="1.397cm" svg:x="23.699cm" svg:y="2.201cm" svg:viewBox="0 0 4203 1398" draw:points="2099,1398 0,1398 0,0 4203,0 4203,1398">
          <text:p/>
        </draw:polygon>
        <draw:frame draw:style-name="gr9" draw:layer="layout" svg:width="2.978cm" svg:height="0.556cm" svg:x="19.91cm" svg:y="2.625cm">
          <draw:text-box>
            <text:p text:style-name="P1"><text:span text:style-name="T1">Businessmen</text:span></text:p>
          </draw:text-box>
        </draw:frame>
        <draw:polygon draw:style-name="gr3" draw:layer="layout" svg:width="4.198cm" svg:height="1.4cm" svg:x="1.7cm" svg:y="3.799cm" svg:viewBox="0 0 4199 1401" draw:points="2100,1401 0,1401 0,0 4199,0 4199,1401">
          <text:p/>
        </draw:polygon>
        <draw:frame draw:style-name="gr10" draw:layer="layout" svg:width="1.407cm" svg:height="0.556cm" svg:x="25.096cm" svg:y="2.625cm">
          <draw:text-box>
            <text:p text:style-name="P1"><text:span text:style-name="T1">Elders</text:span></text:p>
          </draw:text-box>
        </draw:frame>
        <draw:polygon draw:style-name="gr3" draw:layer="layout" svg:width="4.202cm" svg:height="1.4cm" svg:x="6.099cm" svg:y="3.799cm" svg:viewBox="0 0 4203 1401" draw:points="2100,1401 0,1401 0,0 4203,0 4203,1401">
          <text:p/>
        </draw:polygon>
        <draw:frame draw:style-name="gr11" draw:layer="layout" svg:width="2.153cm" svg:height="0.556cm" svg:x="2.723cm" svg:y="4.223cm">
          <draw:text-box>
            <text:p text:style-name="P1"><text:span text:style-name="T1">Teachers </text:span></text:p>
          </draw:text-box>
        </draw:frame>
        <draw:polygon draw:style-name="gr3" draw:layer="layout" svg:width="4.202cm" svg:height="1.4cm" svg:x="10.498cm" svg:y="3.799cm" svg:viewBox="0 0 4203 1401" draw:points="2104,1401 0,1401 0,0 4203,0 4203,1401">
          <text:p/>
        </draw:polygon>
        <draw:frame draw:style-name="gr12" draw:layer="layout" svg:width="2.453cm" svg:height="0.556cm" svg:x="6.974cm" svg:y="4.223cm">
          <draw:text-box>
            <text:p text:style-name="P1"><text:span text:style-name="T1">Employees</text:span></text:p>
          </draw:text-box>
        </draw:frame>
        <draw:polygon draw:style-name="gr3" draw:layer="layout" svg:width="4.198cm" svg:height="1.4cm" svg:x="14.901cm" svg:y="3.799cm" svg:viewBox="0 0 4199 1401" draw:points="2099,1401 0,1401 0,0 4199,0 4199,1401">
          <text:p/>
        </draw:polygon>
        <draw:frame draw:style-name="gr13" draw:layer="layout" svg:width="1.382cm" svg:height="0.556cm" svg:x="11.909cm" svg:y="4.223cm">
          <draw:text-box>
            <text:p text:style-name="P1"><text:span text:style-name="T1">Adults</text:span></text:p>
          </draw:text-box>
        </draw:frame>
        <draw:polygon draw:style-name="gr3" draw:layer="layout" svg:width="4.198cm" svg:height="1.4cm" svg:x="19.3cm" svg:y="3.799cm" svg:viewBox="0 0 4199 1401" draw:points="2099,1401 0,1401 0,0 4199,0 4199,1401">
          <text:p/>
        </draw:polygon>
        <draw:frame draw:style-name="gr14" draw:layer="layout" svg:width="2.373cm" svg:height="0.556cm" svg:x="15.815cm" svg:y="4.223cm">
          <draw:text-box>
            <text:p text:style-name="P1"><text:span text:style-name="T1">Engineers </text:span></text:p>
          </draw:text-box>
        </draw:frame>
        <draw:polygon draw:style-name="gr3" draw:layer="layout" svg:width="4.202cm" svg:height="1.4cm" svg:x="23.699cm" svg:y="3.799cm" svg:viewBox="0 0 4203 1401" draw:points="2099,1401 0,1401 0,0 4203,0 4203,1401">
          <text:p/>
        </draw:polygon>
        <draw:frame draw:style-name="gr15" draw:layer="layout" svg:width="1.835cm" svg:height="0.556cm" svg:x="20.482cm" svg:y="4.223cm">
          <draw:text-box>
            <text:p text:style-name="P1"><text:span text:style-name="T1">Workers</text:span></text:p>
          </draw:text-box>
        </draw:frame>
        <draw:polygon draw:style-name="gr16" draw:layer="layout" svg:width="4.198cm" svg:height="1.397cm" svg:x="1.601cm" svg:y="7.101cm" svg:viewBox="0 0 4199 1398" draw:points="2100,1398 0,1398 0,0 4199,0 4199,1398">
          <text:p/>
        </draw:polygon>
        <draw:frame draw:style-name="gr17" draw:layer="layout" svg:width="2.453cm" svg:height="0.556cm" svg:x="24.574cm" svg:y="4.223cm">
          <draw:text-box>
            <text:p text:style-name="P1"><text:span text:style-name="T1">Old People</text:span></text:p>
          </draw:text-box>
        </draw:frame>
        <draw:polygon draw:style-name="gr16" draw:layer="layout" svg:width="4.198cm" svg:height="1.4cm" svg:x="1.601cm" svg:y="8.999cm" svg:viewBox="0 0 4199 1401" draw:points="2100,1401 0,1401 0,0 4199,0 4199,1401">
          <text:p/>
        </draw:polygon>
        <draw:frame draw:style-name="gr18" draw:layer="layout" svg:width="1.928cm" svg:height="0.556cm" svg:x="2.737cm" svg:y="7.525cm">
          <draw:text-box>
            <text:p text:style-name="P1"><text:span text:style-name="T1">Learning</text:span></text:p>
          </draw:text-box>
        </draw:frame>
        <draw:polygon draw:style-name="gr16" draw:layer="layout" svg:width="4.198cm" svg:height="1.401cm" svg:x="1.601cm" svg:y="10.9cm" svg:viewBox="0 0 4199 1402" draw:points="2100,1402 0,1402 0,0 4199,0 4199,1402">
          <text:p/>
        </draw:polygon>
        <draw:frame draw:style-name="gr19" draw:layer="layout" svg:width="1.983cm" svg:height="0.556cm" svg:x="2.709cm" svg:y="9.423cm">
          <draw:text-box>
            <text:p text:style-name="P1"><text:span text:style-name="T1">Teaching</text:span></text:p>
          </draw:text-box>
        </draw:frame>
        <draw:frame draw:style-name="gr20" draw:layer="layout" svg:width="2.318cm" svg:height="0.556cm" svg:x="2.543cm" svg:y="11.046cm">
          <draw:text-box>
            <text:p text:style-name="P1"><text:span text:style-name="T1">Evaluating</text:span></text:p>
          </draw:text-box>
        </draw:frame>
        <draw:polygon draw:style-name="gr16" draw:layer="layout" svg:width="4.198cm" svg:height="1.397cm" svg:x="6cm" svg:y="7.101cm" svg:viewBox="0 0 4199 1398" draw:points="2100,1398 0,1398 0,0 4199,0 4199,1398">
          <text:p/>
        </draw:polygon>
        <draw:frame draw:style-name="gr21" draw:layer="layout" svg:width="2.838cm" svg:height="0.556cm" svg:x="2.282cm" svg:y="11.6cm">
          <draw:text-box>
            <text:p text:style-name="P1"><text:span text:style-name="T1">Performance</text:span></text:p>
          </draw:text-box>
        </draw:frame>
        <draw:polygon draw:style-name="gr16" draw:layer="layout" svg:width="4.202cm" svg:height="1.397cm" svg:x="10.399cm" svg:y="7.101cm" svg:viewBox="0 0 4203 1398" draw:points="2100,1398 0,1398 0,0 4203,0 4203,1398">
          <text:p/>
        </draw:polygon>
        <draw:frame draw:style-name="gr22" draw:layer="layout" svg:width="2.174cm" svg:height="0.556cm" svg:x="7.013cm" svg:y="7.525cm">
          <draw:text-box>
            <text:p text:style-name="P1"><text:span text:style-name="T1">Managing</text:span></text:p>
          </draw:text-box>
        </draw:frame>
        <draw:frame draw:style-name="gr23" draw:layer="layout" svg:width="2.153cm" svg:height="0.556cm" svg:x="11.426cm" svg:y="7.247cm">
          <draw:text-box>
            <text:p text:style-name="P1"><text:span text:style-name="T1">Allocating</text:span></text:p>
          </draw:text-box>
        </draw:frame>
        <draw:polygon draw:style-name="gr16" draw:layer="layout" svg:width="4.198cm" svg:height="1.4cm" svg:x="6cm" svg:y="8.999cm" svg:viewBox="0 0 4199 1401" draw:points="2100,1401 0,1401 0,0 4199,0 4199,1401">
          <text:p/>
        </draw:polygon>
        <draw:frame draw:style-name="gr24" draw:layer="layout" svg:width="2.377cm" svg:height="0.556cm" svg:x="11.313cm" svg:y="7.8cm">
          <draw:text-box>
            <text:p text:style-name="P1"><text:span text:style-name="T1">Resources</text:span></text:p>
          </draw:text-box>
        </draw:frame>
        <draw:polygon draw:style-name="gr16" draw:layer="layout" svg:width="4.202cm" svg:height="1.4cm" svg:x="10.399cm" svg:y="8.999cm" svg:viewBox="0 0 4203 1401" draw:points="2100,1401 0,1401 0,0 4203,0 4203,1401">
          <text:p/>
        </draw:polygon>
        <draw:frame draw:style-name="gr25" draw:layer="layout" svg:width="1.805cm" svg:height="0.556cm" svg:x="7.2cm" svg:y="9.423cm">
          <draw:text-box>
            <text:p text:style-name="P1"><text:span text:style-name="T1">Working</text:span></text:p>
          </draw:text-box>
        </draw:frame>
        <draw:frame draw:style-name="gr26" draw:layer="layout" svg:width="2.483cm" svg:height="0.556cm" svg:x="11.26cm" svg:y="9.148cm">
          <draw:text-box>
            <text:p text:style-name="P1"><text:span text:style-name="T1">Diagnosing</text:span></text:p>
          </draw:text-box>
        </draw:frame>
        <draw:polygon draw:style-name="gr16" draw:layer="layout" svg:width="4.198cm" svg:height="1.401cm" svg:x="6cm" svg:y="10.9cm" svg:viewBox="0 0 4199 1402" draw:points="2100,1402 0,1402 0,0 4199,0 4199,1402">
          <text:p/>
        </draw:polygon>
        <draw:frame draw:style-name="gr27" draw:layer="layout" svg:width="2.047cm" svg:height="0.556cm" svg:x="11.479cm" svg:y="9.702cm">
          <draw:text-box>
            <text:p text:style-name="P1"><text:span text:style-name="T1">Diseases</text:span></text:p>
          </draw:text-box>
        </draw:frame>
        <draw:polygon draw:style-name="gr16" draw:layer="layout" svg:width="4.202cm" svg:height="1.401cm" svg:x="10.399cm" svg:y="10.9cm" svg:viewBox="0 0 4203 1402" draw:points="2100,1402 0,1402 0,0 4203,0 4203,1402">
          <text:p/>
        </draw:polygon>
        <draw:frame draw:style-name="gr28" draw:layer="layout" svg:width="1.628cm" svg:height="0.556cm" svg:x="7.288cm" svg:y="11.325cm">
          <draw:text-box>
            <text:p text:style-name="P1"><text:span text:style-name="T1">Playing</text:span></text:p>
          </draw:text-box>
        </draw:frame>
        <draw:frame draw:style-name="gr29" draw:layer="layout" svg:width="1.628cm" svg:height="0.556cm" svg:x="11.687cm" svg:y="11.046cm">
          <draw:text-box>
            <text:p text:style-name="P1"><text:span text:style-name="T1">Solving</text:span></text:p>
          </draw:text-box>
        </draw:frame>
        <draw:polygon draw:style-name="gr30" draw:layer="layout" svg:width="4.202cm" svg:height="1.397cm" svg:x="15.098cm" svg:y="7.101cm" svg:viewBox="0 0 4203 1398" draw:points="2103,1398 0,1398 0,0 4203,0 4203,1398">
          <text:p/>
        </draw:polygon>
        <draw:frame draw:style-name="gr31" draw:layer="layout" svg:width="2.093cm" svg:height="0.556cm" svg:x="11.454cm" svg:y="11.6cm">
          <draw:text-box>
            <text:p text:style-name="P1"><text:span text:style-name="T1">Problems</text:span></text:p>
          </draw:text-box>
        </draw:frame>
        <draw:frame draw:style-name="gr26" draw:layer="layout" svg:width="2.483cm" svg:height="0.556cm" svg:x="15.959cm" svg:y="7.247cm">
          <draw:text-box>
            <text:p text:style-name="P1"><text:span text:style-name="T1">School and</text:span></text:p>
          </draw:text-box>
        </draw:frame>
        <draw:polygon draw:style-name="gr30" draw:layer="layout" svg:width="4.198cm" svg:height="1.397cm" svg:x="19.501cm" svg:y="7.101cm" svg:viewBox="0 0 4199 1398" draw:points="2099,1398 0,1398 0,0 4199,0 4199,1398">
          <text:p/>
        </draw:polygon>
        <draw:frame draw:style-name="gr32" draw:layer="layout" svg:width="1.932cm" svg:height="0.556cm" svg:x="16.234cm" svg:y="7.8cm">
          <draw:text-box>
            <text:p text:style-name="P1"><text:span text:style-name="T1">Colleges</text:span></text:p>
          </draw:text-box>
        </draw:frame>
        <draw:frame draw:style-name="gr33" draw:layer="layout" svg:width="2.017cm" svg:height="0.556cm" svg:x="20.591cm" svg:y="7.247cm">
          <draw:text-box>
            <text:p text:style-name="P1"><text:span text:style-name="T1">Business</text:span></text:p>
          </draw:text-box>
        </draw:frame>
        <draw:polygon draw:style-name="gr30" draw:layer="layout" svg:width="4.198cm" svg:height="1.397cm" svg:x="23.9cm" svg:y="7.101cm" svg:viewBox="0 0 4199 1398" draw:points="2099,1398 0,1398 0,0 4199,0 4199,1398">
          <text:p/>
        </draw:polygon>
        <draw:frame draw:style-name="gr34" draw:layer="layout" svg:width="2.813cm" svg:height="0.556cm" svg:x="20.196cm" svg:y="7.8cm">
          <draw:text-box>
            <text:p text:style-name="P1"><text:span text:style-name="T1">Organization</text:span></text:p>
          </draw:text-box>
        </draw:frame>
        <draw:polygon draw:style-name="gr30" draw:layer="layout" svg:width="4.202cm" svg:height="1.4cm" svg:x="15.098cm" svg:y="8.999cm" svg:viewBox="0 0 4203 1401" draw:points="2103,1401 0,1401 0,0 4203,0 4203,1401">
          <text:p/>
        </draw:polygon>
        <draw:frame draw:style-name="gr35" draw:layer="layout" svg:width="2.572cm" svg:height="0.556cm" svg:x="24.715cm" svg:y="7.525cm">
          <draw:text-box>
            <text:p text:style-name="P1"><text:span text:style-name="T1">Productivity</text:span></text:p>
          </draw:text-box>
        </draw:frame>
        <draw:polygon draw:style-name="gr30" draw:layer="layout" svg:width="4.198cm" svg:height="1.4cm" svg:x="19.501cm" svg:y="8.999cm" svg:viewBox="0 0 4199 1401" draw:points="2099,1401 0,1401 0,0 4199,0 4199,1401">
          <text:p/>
        </draw:polygon>
        <draw:frame draw:style-name="gr36" draw:layer="layout" svg:width="3.312cm" svg:height="0.556cm" svg:x="15.543cm" svg:y="9.423cm">
          <draw:text-box>
            <text:p text:style-name="P1"><text:span text:style-name="T1">Procrastination</text:span></text:p>
          </draw:text-box>
        </draw:frame>
        <draw:polygon draw:style-name="gr30" draw:layer="layout" svg:width="4.198cm" svg:height="1.4cm" svg:x="23.9cm" svg:y="8.999cm" svg:viewBox="0 0 4199 1401" draw:points="2099,1401 0,1401 0,0 4199,0 4199,1401">
          <text:p/>
        </draw:polygon>
        <draw:frame draw:style-name="gr37" draw:layer="layout" svg:width="1.539cm" svg:height="0.556cm" svg:x="20.831cm" svg:y="9.423cm">
          <draw:text-box>
            <text:p text:style-name="P1"><text:span text:style-name="T1">Offices</text:span></text:p>
          </draw:text-box>
        </draw:frame>
        <draw:polygon draw:style-name="gr38" draw:layer="layout" svg:width="4.198cm" svg:height="1.401cm" svg:x="1.601cm" svg:y="15.899cm" svg:viewBox="0 0 4199 1402" draw:points="2100,1402 0,1402 0,0 4199,0 4199,1402">
          <text:p/>
        </draw:polygon>
        <draw:frame draw:style-name="gr39" draw:layer="layout" svg:width="2.047cm" svg:height="0.556cm" svg:x="24.976cm" svg:y="9.423cm">
          <draw:text-box>
            <text:p text:style-name="P1"><text:span text:style-name="T1">Hospitals</text:span></text:p>
          </draw:text-box>
        </draw:frame>
        <draw:frame draw:style-name="gr40" draw:layer="layout" svg:width="1.077cm" svg:height="0.556cm" svg:x="3.164cm" svg:y="16.045cm">
          <draw:text-box>
            <text:p text:style-name="P1"><text:span text:style-name="T1">Time</text:span></text:p>
          </draw:text-box>
        </draw:frame>
        <draw:polygon draw:style-name="gr38" draw:layer="layout" svg:width="4.198cm" svg:height="1.401cm" svg:x="6cm" svg:y="15.899cm" svg:viewBox="0 0 4199 1402" draw:points="2100,1402 0,1402 0,0 4199,0 4199,1402">
          <text:p/>
        </draw:polygon>
        <draw:frame draw:style-name="gr41" draw:layer="layout" svg:width="1.801cm" svg:height="0.556cm" svg:x="2.801cm" svg:y="16.602cm">
          <draw:text-box>
            <text:p text:style-name="P1"><text:span text:style-name="T1">Tracker </text:span></text:p>
          </draw:text-box>
        </draw:frame>
        <draw:frame draw:style-name="gr42" draw:layer="layout" svg:width="2.292cm" svg:height="0.556cm" svg:x="6.953cm" svg:y="16.045cm">
          <draw:text-box>
            <text:p text:style-name="P1"><text:span text:style-name="T1">Reviewing</text:span></text:p>
          </draw:text-box>
        </draw:frame>
        <draw:polygon draw:style-name="gr38" draw:layer="layout" svg:width="4.202cm" svg:height="1.401cm" svg:x="10.399cm" svg:y="15.899cm" svg:viewBox="0 0 4203 1402" draw:points="2100,1402 0,1402 0,0 4203,0 4203,1402">
          <text:p/>
        </draw:polygon>
        <draw:frame draw:style-name="gr43" draw:layer="layout" svg:width="1.145cm" svg:height="0.556cm" svg:x="7.528cm" svg:y="16.602cm">
          <draw:text-box>
            <text:p text:style-name="P1"><text:span text:style-name="T1">Work</text:span></text:p>
          </draw:text-box>
        </draw:frame>
        <draw:frame draw:style-name="gr44" draw:layer="layout" svg:width="1.107cm" svg:height="0.556cm" svg:x="11.948cm" svg:y="16.045cm">
          <draw:text-box>
            <text:p text:style-name="P1"><text:span text:style-name="T1">Daily</text:span></text:p>
          </draw:text-box>
        </draw:frame>
        <draw:polygon draw:style-name="gr38" draw:layer="layout" svg:width="4.201cm" svg:height="1.401cm" svg:x="14.799cm" svg:y="15.899cm" svg:viewBox="0 0 4202 1402" draw:points="2102,1402 0,1402 0,0 4202,0 4202,1402">
          <text:p/>
        </draw:polygon>
        <draw:frame draw:style-name="gr45" draw:layer="layout" svg:width="1.708cm" svg:height="0.556cm" svg:x="11.648cm" svg:y="16.602cm">
          <draw:text-box>
            <text:p text:style-name="P1"><text:span text:style-name="T1">Planner</text:span></text:p>
          </draw:text-box>
        </draw:frame>
        <draw:frame draw:style-name="gr46" draw:layer="layout" svg:width="2.267cm" svg:height="0.556cm" svg:x="15.769cm" svg:y="16.045cm">
          <draw:text-box>
            <text:p text:style-name="P1"><text:span text:style-name="T1">Assessing</text:span></text:p>
          </draw:text-box>
        </draw:frame>
        <draw:polygon draw:style-name="gr38" draw:layer="layout" svg:width="4.198cm" svg:height="1.401cm" svg:x="19.201cm" svg:y="15.899cm" svg:viewBox="0 0 4199 1402" draw:points="2099,1402 0,1402 0,0 4199,0 4199,1402">
          <text:p/>
        </draw:polygon>
        <draw:frame draw:style-name="gr47" draw:layer="layout" svg:width="1.987cm" svg:height="0.556cm" svg:x="15.906cm" svg:y="16.602cm">
          <draw:text-box>
            <text:p text:style-name="P1"><text:span text:style-name="T1">Progress</text:span></text:p>
          </draw:text-box>
        </draw:frame>
        <draw:frame draw:style-name="gr48" draw:layer="layout" svg:width="2.529cm" svg:height="0.556cm" svg:x="20.037cm" svg:y="16.045cm">
          <draw:text-box>
            <text:p text:style-name="P1"><text:span text:style-name="T1">Better Time</text:span></text:p>
          </draw:text-box>
        </draw:frame>
        <draw:polygon draw:style-name="gr38" draw:layer="layout" svg:width="4.198cm" svg:height="1.401cm" svg:x="23.6cm" svg:y="15.899cm" svg:viewBox="0 0 4199 1402" draw:points="2099,1402 0,1402 0,0 4199,0 4199,1402">
          <text:p/>
        </draw:polygon>
        <draw:frame draw:style-name="gr49" draw:layer="layout" svg:width="3.029cm" svg:height="0.556cm" svg:x="19.787cm" svg:y="16.602cm">
          <draw:text-box>
            <text:p text:style-name="P1"><text:span text:style-name="T1">Management </text:span></text:p>
          </draw:text-box>
        </draw:frame>
        <draw:frame draw:style-name="gr50" draw:layer="layout" svg:width="1.899cm" svg:height="0.556cm" svg:x="24.75cm" svg:y="16.045cm">
          <draw:text-box>
            <text:p text:style-name="P1"><text:span text:style-name="T1">Effective</text:span></text:p>
          </draw:text-box>
        </draw:frame>
        <draw:polygon draw:style-name="gr38" draw:layer="layout" svg:width="4.601cm" svg:height="1.401cm" svg:x="7.799cm" svg:y="17.698cm" svg:viewBox="0 0 4602 1402" draw:points="2301,1402 0,1402 0,0 4602,0 4602,1402">
          <text:p/>
        </draw:polygon>
        <draw:frame draw:style-name="gr51" draw:layer="layout" svg:width="2.733cm" svg:height="0.556cm" svg:x="24.334cm" svg:y="16.602cm">
          <draw:text-box>
            <text:p text:style-name="P1"><text:span text:style-name="T1">Goal Setting</text:span></text:p>
          </draw:text-box>
        </draw:frame>
        <draw:frame draw:style-name="gr35" draw:layer="layout" svg:width="2.572cm" svg:height="0.556cm" svg:x="8.815cm" svg:y="17.848cm">
          <draw:text-box>
            <text:p text:style-name="P1"><text:span text:style-name="T1">Productivity</text:span></text:p>
          </draw:text-box>
        </draw:frame>
        <draw:polygon draw:style-name="gr38" draw:layer="layout" svg:width="4.198cm" svg:height="1.401cm" svg:x="12.601cm" svg:y="17.698cm" svg:viewBox="0 0 4199 1402" draw:points="2100,1402 0,1402 0,0 4199,0 4199,1402">
          <text:p/>
        </draw:polygon>
        <draw:frame draw:style-name="gr52" draw:layer="layout" svg:width="2.567cm" svg:height="0.556cm" svg:x="8.819cm" svg:y="18.401cm">
          <draw:text-box>
            <text:p text:style-name="P1"><text:span text:style-name="T1">Application </text:span></text:p>
          </draw:text-box>
        </draw:frame>
        <draw:frame draw:style-name="gr53" draw:layer="layout" svg:width="3.888cm" svg:height="0.556cm" svg:x="12.756cm" svg:y="17.848cm">
          <draw:text-box>
            <text:p text:style-name="P1"><text:span text:style-name="T1">Health Monitoring</text:span></text:p>
          </draw:text-box>
        </draw:frame>
        <draw:polygon draw:style-name="gr38" draw:layer="layout" svg:width="4.198cm" svg:height="1.401cm" svg:x="17cm" svg:y="17.698cm" svg:viewBox="0 0 4199 1402" draw:points="2100,1402 0,1402 0,0 4199,0 4199,1402">
          <text:p/>
        </draw:polygon>
        <draw:frame draw:style-name="gr54" draw:layer="layout" svg:width="1.661cm" svg:height="0.556cm" svg:x="13.871cm" svg:y="18.401cm">
          <draw:text-box>
            <text:p text:style-name="P1"><text:span text:style-name="T1">Device </text:span></text:p>
          </draw:text-box>
        </draw:frame>
        <draw:frame draw:style-name="gr55" draw:layer="layout" svg:width="1.297cm" svg:height="0.556cm" svg:x="18.453cm" svg:y="17.848cm">
          <draw:text-box>
            <text:p text:style-name="P1"><text:span text:style-name="T1">Cloud</text:span></text:p>
          </draw:text-box>
        </draw:frame>
        <draw:frame draw:style-name="gr56" draw:layer="layout" svg:width="2.889cm" svg:height="0.556cm" svg:x="17.656cm" svg:y="18.401cm">
          <draw:text-box>
            <text:p text:style-name="P1"><text:span text:style-name="T1">Management</text:span></text:p>
          </draw:text-box>
        </draw:frame>
        <draw:frame draw:style-name="gr57" draw:layer="layout" svg:width="7.427cm" svg:height="0.513cm" svg:x="13.25cm" svg:y="0.124cm">
          <draw:text-box>
            <text:p text:style-name="P1"><text:span text:style-name="T2">Personal Productivity <text:s/>Application</text:span></text:p>
          </draw:text-box>
        </draw:frame>
        <draw:frame draw:style-name="gr58" draw:layer="layout" svg:width="3.05cm" svg:height="0.513cm" svg:x="23.749cm" svg:y="-0.042cm">
          <draw:text-box>
            <text:p text:style-name="P1"><text:span text:style-name="T2">120563107026</text:span></text:p>
          </draw:text-box>
        </draw:frame>
        <draw:frame draw:style-name="gr59" draw:layer="layout" svg:width="3.075cm" svg:height="0.513cm" svg:x="23.749cm" svg:y="0.47cm">
          <draw:text-box>
            <text:p text:style-name="P1"><text:span text:style-name="T2">(Akshar Pate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3T20:32:54.006191083</dc:date>
    <dc:creator>Akshar Patel</dc:creator>
    <meta:document-statistic meta:object-count="92"/>
    <meta:generator>LibreOffice/4.2.8.2$Linux_X86_64 LibreOffice_project/420m0$Build-2</meta:generator>
  </office:meta>
</office:document-meta>
</file>